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771d"/>
    </style:style>
    <style:style style:name="P2" style:family="paragraph" style:parent-style-name="Standard">
      <style:text-properties officeooo:paragraph-rsid="000f986b"/>
    </style:style>
    <style:style style:name="P3" style:family="paragraph" style:parent-style-name="Standard">
      <style:text-properties officeooo:paragraph-rsid="00134aa7"/>
    </style:style>
    <style:style style:name="P4" style:family="paragraph" style:parent-style-name="Standard">
      <style:text-properties officeooo:rsid="0014d98b" officeooo:paragraph-rsid="0014d98b"/>
    </style:style>
    <style:style style:name="T1" style:family="text">
      <style:text-properties officeooo:rsid="000d771d"/>
    </style:style>
    <style:style style:name="T2" style:family="text">
      <style:text-properties fo:font-style="italic" officeooo:rsid="000d771d" style:font-style-asian="italic" style:font-style-complex="italic"/>
    </style:style>
    <style:style style:name="T3" style:family="text">
      <style:text-properties fo:font-style="italic" officeooo:rsid="001427f5"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d771d" style:font-style-asian="normal" style:font-style-complex="normal"/>
    </style:style>
    <style:style style:name="T6" style:family="text">
      <style:text-properties fo:font-style="normal" officeooo:rsid="000e8eec" style:font-style-asian="normal" style:font-style-complex="normal"/>
    </style:style>
    <style:style style:name="T7" style:family="text">
      <style:text-properties fo:font-style="normal" officeooo:rsid="000f986b" style:font-style-asian="normal" style:font-style-complex="normal"/>
    </style:style>
    <style:style style:name="T8" style:family="text">
      <style:text-properties fo:font-style="normal" officeooo:rsid="00121a07" style:font-style-asian="normal" style:font-style-complex="normal"/>
    </style:style>
    <style:style style:name="T9" style:family="text">
      <style:text-properties fo:font-style="normal" officeooo:rsid="00134aa7" style:font-style-asian="normal" style:font-style-complex="normal"/>
    </style:style>
    <style:style style:name="T10" style:family="text">
      <style:text-properties fo:font-style="normal" officeooo:rsid="001427f5" style:font-style-asian="normal" style:font-style-complex="normal"/>
    </style:style>
    <style:style style:name="T11" style:family="text">
      <style:text-properties fo:font-style="normal" officeooo:rsid="0014d98b" style:font-style-asian="normal" style:font-style-complex="normal"/>
    </style:style>
    <style:style style:name="T12" style:family="text">
      <style:text-properties fo:font-style="normal" officeooo:rsid="000e8eec" fo:background-color="#ffff00" loext:char-shading-value="0" style:font-style-asian="normal" style:font-style-complex="normal"/>
    </style:style>
    <style:style style:name="T13" style:family="text">
      <style:text-properties fo:font-style="normal" fo:background-color="#ffff00" loext:char-shading-value="0"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So Brad made an excellent point earlier to stress that decision-making in complex socio-ecological systems is the focus of some extremely popular games. Indeed, such games often present players with hugely rich virtual environments in which all kinds of different actors interact.</text:span></text:p>
      <text:p text:style-name="Standard">- <text:span text:style-name="T1">It’s interesting to note, then, that such games, and socio-ecological </text:span><text:span text:style-name="T2">models</text:span><text:span text:style-name="T5"> as often used for prediction and management in conservation, are seen as a very different, separate thing.</text:span></text:p>
      <text:p text:style-name="Standard"><text:span text:style-name="T5">- I wanted to spend the next 15 minutes or so talking a little bit more about this model-game interface and hopefully showing you an example of how we might better exploit this link in conservation science.</text:span></text:p>
      <text:p text:style-name="Standard"><text:span text:style-name="T5"/></text:p>
      <text:p text:style-name="Standard"><text:span text:style-name="T5"/></text:p>
      <text:p text:style-name="P1"><text:span text:style-name="T5">- One major element of the sustainable development goals is sustainable management and use of natural resources, and balancing the need to maintain biodiversity with global food security. To help achieve these goals, and to measure progress towards them, the use of various predictive modelling tools have become indispensible, and have of course a long history, particularly in areas such as fish stock management.</text:span></text:p>
      <text:p text:style-name="P1"><text:span text:style-name="T5">- Of course such models naturally often focus on the natural resource itself, for example the population dynamics of hunted animals under various levels of harvesting. </text:span><text:span text:style-name="T6">As ecologists and conservation biologists we have become very good at constructing such models. However, it has also long been recognised that this is of course only one part of the puzzle; the other crucial part is the need to really understand how human decision-making interacts with the natural resource, and how the decision-making process itself might change. [</text:span><text:span text:style-name="T12">EXAMPLE COD?</text:span><text:span text:style-name="T6">]</text:span></text:p>
      <text:p text:style-name="P1"><text:span text:style-name="T6">- This is where the modelling of socio-ecological systems comes in, that is, frameworks of models that have explicit components for not only the natural resource in question, but also the users and managers of this resource, and their dynamics or decision-making. </text:span><text:span text:style-name="T7">While this is great and has already led to some huge improvements in model utility, it does, of course, come with added complexity of the models.</text:span></text:p>
      <text:p text:style-name="P2"><text:span text:style-name="T7">- This added complexity comes with a couple of further important challenges. First of all, communication and understanding. Second, the because the model now not only includes a population model for, for example, an animal population, we now also need to explicitly model the human decision-making processes involved – so to be able to parameterise these models, we really need data on human decision-making in the right context, with all of the nuances involved.</text:span></text:p>
      <text:p text:style-name="P2"><text:span text:style-name="T7"/></text:p>
      <text:p text:style-name="P2"><text:span text:style-name="T7">- We believe that by casting these models as interactive games, we can potentially address both of these challenges, and </text:span><text:span text:style-name="T8">I’ll here show you how we’ve made a start at doing this by developing Animal &amp; Farm, a game front end for the socio-ecological modelling framework GMSE.</text:span></text:p>
      <text:p text:style-name="P1"><text:span text:style-name="T6">- GMSE </text:span><text:span text:style-name="T8">was developed by Brad in the ConFooBio group, and is an agent-based suite of models for socio-ecological systems. I’ll start by saying that it’s going to be challenging to give you enough details on how GMSE works in the time I’ve got here, so I’ll give you a quick overview of the general idea.</text:span></text:p>
      <text:p text:style-name="P1"><text:span text:style-name="T8"/></text:p>
      <text:p text:style-name="P3"><text:span text:style-name="T8">- GMSE consists of a number of submodels which model a natural resource, the users and managers of the resource, and the process of observation of the resource. While this framework could be applied to a number of different contexts, for brevity and simplicity here I’m going to talk about this as the “natural resource” being a population of wild animals, such as geese for example, which move, graze and reproduce on a landscape that is divided in a number of farms. Each of these farms is operated by a farmer, who may incur damage to their crop yield, from the presence of geese. The farmers aim to maximise their crop yield, and to do so they can spend some annual budget to either tend their crops, scare geese off their land, or hunt and kill geese. The latter two actions may compensate for the loss of yield to some extent, but of course can have a negative effect on the animal population, potentially leading to extinction. The management model in GMSE represents a natural resource manager (for example in a government), who aims to maintain the population at a certain level – avoiding extinction of the animals. The manager can do this by setting costs for </text:span><text:soft-page-break/><text:span text:style-name="T8">hunting and scaring licences for farmers – so to limit the amount of hunting taking place, the manager can make the licences more costly, so that within the farmers’ fixed budget, hunting would be less viable. </text:span><text:span text:style-name="T9">Likewise, if the animal population is well over target, the manager may lower the cost of hunting licences, and implicitly encourage removal of some of the animals. In each time step of GMSE, the animal population growths (or shrinks), grazes and moves on the landscape, the manager sets costs for future actions based on whether a population increase or decrease is desired, the farmers choose their actions according to how they can most effectively maximise yield (possibly hunting or scaring animals), and the cycle continues.</text:span></text:p>
      <text:p text:style-name="P3"><text:span text:style-name="T6"/></text:p>
      <text:p text:style-name="P3"><text:span text:style-name="T6">- </text:span><text:span text:style-name="T9">They key thing to note, here, is that GMSE somehow needs to model the decision-making process for both the manager and the farmers – what are the “best” costs or actions, given the state of the animal population and landscape yield? I don’t have time to go into a lot of details, but it does this by using a form of optimisation algorithm (a genetic algorithm). For this to work, we need a goal that is “optimised” – and in the current implementation, for farmers this is maximising crop yield, and for managers this is minimising the difference between an animal population level and a given population target. Note that this means that the modelled manager, for example, only really has “eyes” for biodiversity – the state of the animal population. This modelled agent does not take account of the farmers’ yield, that is, any social or economic considerations. While this makes the modelling relatively tractable, it is of course not reflective of the majority of policymaking in natural resource management – even if the overall objective is protection of biodiversity, it is widely recognised that it is crucial to take account of the wider social contexts of decisions, the needs of those who are for example negatively affected by wild grazing animals damaging crops.</text:span></text:p>
      <text:p text:style-name="P3"><text:span text:style-name="T9"/></text:p>
      <text:p text:style-name="P3"><text:span text:style-name="T9">- </text:span><text:span text:style-name="T10">While it would be possible the implement decision-making algorithms that could balance multiple objectives, it is challenging to do so in a way that really reflects all of the nuances and variability of real-world decision-making – for a start it would still need an a priori choice of </text:span><text:span text:style-name="T3">how</text:span><text:span text:style-name="T10"> to balance objectives.</text:span></text:p>
      <text:p text:style-name="P3"><text:span text:style-name="T10">- An alternative approach would be a “big data” approach that collects management decisions made by real human beings making those same management decisions – here the choice of action costs set – in the modelled system. Of course individual human being’s decisions may be biased or error-prone, but if enough data is collected from a big and representative sample of decision-makers, it will be reasonable to assume that the resulting data will still be a realistic reflection of decision-making, at least in the modelled environment. This data could then be used </text:span><text:span text:style-name="T11">to parameterise machine learning algorithms that may replace the current single-objective GA in GMSE.</text:span></text:p>
      <text:p text:style-name="P3"><text:span text:style-name="T11"/></text:p>
      <text:p text:style-name="P4"><text:span text:style-name="T4">[[ </text:span><text:span text:style-name="T13">HERE SHOW A&amp;F INTERACTIVELY</text:span><text:span text:style-name="T4"> ]]</text:span></text:p>
      <text:p text:style-name="P4"><text:span text:style-name="T4"/></text:p>
      <text:p text:style-name="P3"><text:span text:style-name="T11">- By presenting a GMSE model as an interative game, replacing the GA manager with the player’s decisions, we can collect exactly such data. We’ve done this here, with a game we called Animal &amp; Farm. In short, all the game is, is an interative session of a GMSE simulation – so the player, acting as the manager of the modelled animal population, in each turn gets to set costs for the two of the three actions the farmers on the landscape make take – either hunting animals or scaring them off their land. The player has a fixed budget to allocate to do this – so has to use their observation of the number of animals, and perhaps the past trend, to assess whether they want to limit the amount of hunting (which is likely to lead to a more rapid decrease of the animal population), or whether they want to encourage it. Once the player is happy with their policy, they can progress to the next year – at which point the farmers choose their actions, potentially affecting the animals, and the animal population does its thing – and the player can update their management choices.</text:span></text:p>
      <text:p text:style-name="P3"><text:span text:style-name="T11"/></text:p>
      <text:p text:style-name="P3"><text:span text:style-name="T11"/></text:p>
      <text:p text:style-name="P3"><text:span text:style-name="T6"/></text:p>
      <text:p text:style-name="P1"><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roen Minderman</meta:initial-creator>
    <meta:creation-date>2021-09-19T12:11:49.385692118</meta:creation-date>
    <dc:date>2021-09-19T14:54:38.078488333</dc:date>
    <dc:creator>Jeroen Minderman</dc:creator>
    <meta:editing-duration>PT7M27S</meta:editing-duration>
    <meta:editing-cycles>1</meta:editing-cycles>
    <meta:document-statistic meta:table-count="0" meta:image-count="0" meta:object-count="0" meta:page-count="2" meta:paragraph-count="15" meta:word-count="1396" meta:character-count="8363" meta:non-whitespace-character-count="6967"/>
    <meta:generator>LibreOffice/6.4.7.2$Linux_X86_64 LibreOffice_project/40$Build-2</meta:generator>
  </office:meta>
</office:document-meta>
</file>